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ff3333" draw:marker-start="" draw:marker-start-width="0.35cm" draw:marker-end="" draw:marker-end-width="0.35cm" draw:textarea-horizontal-align="center" draw:textarea-vertical-align="middle" fo:padding-top="0.175cm" fo:padding-bottom="0.175cm" fo:padding-left="0.3cm" fo:padding-right="0.3cm"/>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3.588cm"/>
      <style:paragraph-properties style:writing-mode="lr-tb"/>
    </style:style>
    <style:style style:name="gr5" style:family="graphic" style:parent-style-name="standard">
      <style:graphic-properties svg:stroke-width="0.1cm" svg:stroke-color="#3333ff"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6666ff" draw:marker-start="" draw:marker-start-width="0.35cm" draw:marker-end="" draw:marker-end-width="0.35cm" draw:fill="solid" draw:fill-color="#6666ff"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8"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9" style:family="graphic" style:parent-style-name="standard">
      <style:graphic-properties svg:stroke-width="0.1cm" svg:stroke-color="#ff0000"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writing-mode="lr-tb"/>
      <style:text-properties fo:font-size="14pt" style:font-size-asian="14pt" style:font-size-complex="14pt"/>
    </style:style>
    <style:style style:name="P3"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4" style:family="paragraph">
      <loext:graphic-properties draw:fill="none"/>
      <style:paragraph-properties fo:text-align="start" style:writing-mode="lr-tb"/>
      <style:text-properties fo:font-size="14pt" style:font-size-asian="14pt" style:font-size-complex="14pt"/>
    </style:style>
    <style:style style:name="P5" style:family="paragraph">
      <loext:graphic-properties draw:fill="none" draw:fill-color="#ffffff"/>
      <style:paragraph-properties style:writing-mode="lr-tb"/>
      <style:text-properties fo:font-size="10pt" style:font-size-asian="10pt" style:font-size-complex="10pt"/>
    </style:style>
    <style:style style:name="P6" style:family="paragraph">
      <loext:graphic-properties draw:fill="solid" draw:fill-color="#6666ff"/>
      <style:paragraph-properties fo:text-align="center"/>
    </style:style>
    <style:style style:name="P7" style:family="paragraph">
      <loext:graphic-properties draw:fill="none" draw:fill-color="#ffffff"/>
      <style:paragraph-properties style:writing-mode="lr-tb"/>
      <style:text-properties fo:font-size="12pt" style:font-size-asian="12pt" style:font-size-complex="12pt"/>
    </style:style>
    <style:style style:name="P8"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364cm" svg:y1="5.743cm" svg:x2="7.428cm" svg:y2="3.233cm">
          <text:p/>
        </draw:line>
        <draw:line draw:style-name="gr1" draw:text-style-name="P1" draw:layer="layout" svg:x1="13.807cm" svg:y1="5.68cm" svg:x2="13.862cm" svg:y2="3.223cm">
          <text:p/>
        </draw:line>
        <draw:line draw:style-name="gr2" draw:text-style-name="P1" draw:layer="layout" svg:x1="12.092cm" svg:y1="5.689cm" svg:x2="12.093cm" svg:y2="5.084cm">
          <text:p/>
        </draw:line>
        <draw:line draw:style-name="gr2" draw:text-style-name="P1" draw:layer="layout" svg:x1="8.697cm" svg:y1="5.686cm" svg:x2="8.701cm" svg:y2="5.154cm">
          <text:p/>
        </draw:line>
        <draw:custom-shape draw:style-name="gr3" draw:text-style-name="P4" draw:layer="layout" svg:width="3.788cm" svg:height="3.165cm" svg:x="5.302cm" svg:y="5.687cm">
          <text:p text:style-name="P2"><text:span text:style-name="T1">luke</text:span></text:p>
          <text:p text:style-name="P2"><text:span text:style-name="T2"><text:s/></text:span><text:span text:style-name="T2">- 2GB RAM</text:span></text:p>
          <text:p text:style-name="P2"><text:span text:style-name="T2"><text:s/></text:span><text:span text:style-name="T2">- 2x16 GB drives</text:span></text:p>
          <text:p text:style-name="P2"><text:span text:style-name="T2"/></text:p>
          <text:p text:style-name="P3"><text:span text:style-name="T2"><text:tab/></text:span></text:p>
          <draw:enhanced-geometry svg:viewBox="0 0 21600 21600" draw:type="rectangle" draw:enhanced-path="M 0 0 L 21600 0 21600 21600 0 21600 0 0 Z N"/>
        </draw:custom-shape>
        <draw:frame draw:style-name="gr4" draw:text-style-name="P5" draw:layer="layout" svg:width="4.088cm" svg:height="1.039cm" svg:x="6.908cm" svg:y="8.949cm">
          <draw:text-box>
            <text:p><text:span text:style-name="T3">10.1.1.101</text:span></text:p>
          </draw:text-box>
        </draw:frame>
        <draw:line draw:style-name="gr5" draw:text-style-name="P6" draw:layer="layout" svg:x1="5.634cm" svg:y1="10.243cm" svg:x2="16.665cm" svg:y2="10.193cm">
          <text:p/>
        </draw:line>
        <draw:line draw:style-name="gr6" draw:text-style-name="P6" draw:layer="layout" svg:x1="7.035cm" svg:y1="10.206cm" svg:x2="7.062cm" svg:y2="8.851cm">
          <text:p/>
        </draw:line>
        <draw:frame draw:style-name="gr7" draw:text-style-name="P7" draw:layer="layout" svg:width="4.773cm" svg:height="1.661cm" svg:x="6.129cm" svg:y="10.212cm">
          <draw:text-box>
            <text:p><text:span text:style-name="T2">10.1.1.0/24 </text:span></text:p>
            <text:p><text:span text:style-name="T4">Vbox Internal</text:span></text:p>
          </draw:text-box>
        </draw:frame>
        <draw:custom-shape draw:style-name="gr8" draw:text-style-name="P8" draw:layer="layout" svg:width="5.281cm" svg:height="2.266cm" svg:x="4.63cm" svg:y="1.275cm">
          <text:p text:style-name="P8">VirtualBox</text:p>
          <text:p text:style-name="P8">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3.788cm" svg:height="3.165cm" svg:x="11.882cm" svg:y="5.687cm">
          <text:p text:style-name="P2"><text:span text:style-name="T1">yoda</text:span></text:p>
          <text:p text:style-name="P2"><text:span text:style-name="T2"><text:s/></text:span><text:span text:style-name="T2">- 2GB RAM</text:span></text:p>
          <text:p text:style-name="P2"><text:span text:style-name="T2"><text:s/></text:span><text:span text:style-name="T2">- 2x16 GB drives</text:span></text:p>
          <text:p text:style-name="P2"><text:span text:style-name="T2"><text:s/></text:span></text:p>
          <text:p text:style-name="P3"><text:span text:style-name="T2"><text:tab/></text:span></text:p>
          <draw:enhanced-geometry svg:viewBox="0 0 21600 21600" draw:type="rectangle" draw:enhanced-path="M 0 0 L 21600 0 21600 21600 0 21600 0 0 Z N"/>
        </draw:custom-shape>
        <draw:custom-shape draw:style-name="gr8" draw:text-style-name="P8" draw:layer="layout" svg:width="5.281cm" svg:height="2.266cm" svg:x="11.334cm" svg:y="1.159cm">
          <text:p text:style-name="P8">VirtualBox</text:p>
          <text:p text:style-name="P8">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4.088cm" svg:height="1.039cm" svg:x="12.908cm" svg:y="8.95cm">
          <draw:text-box>
            <text:p><text:span text:style-name="T3">10.1.1.102</text:span></text:p>
          </draw:text-box>
        </draw:frame>
        <draw:line draw:style-name="gr6" draw:text-style-name="P6" draw:layer="layout" svg:x1="13.035cm" svg:y1="10.207cm" svg:x2="13.062cm" svg:y2="8.852cm">
          <text:p/>
        </draw:line>
        <draw:line draw:style-name="gr9" draw:text-style-name="P6" draw:layer="layout" svg:x1="8.008cm" svg:y1="5.138cm" svg:x2="12.632cm" svg:y2="5.098cm">
          <text:p/>
        </draw:line>
        <draw:frame draw:style-name="gr7" draw:text-style-name="P7" draw:layer="layout" svg:width="4.773cm" svg:height="1.661cm" svg:x="8.83cm" svg:y="4.513cm">
          <draw:text-box>
            <text:p><text:span text:style-name="T2">10.2.1.0/24 </text:span></text:p>
            <text:p><text:span text:style-name="T4">Vbox Interna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2-09-28T21:45:27.204463258</dc:date>
    <meta:editing-duration>PT2H16M6S</meta:editing-duration>
    <meta:editing-cycles>29</meta:editing-cycles>
    <meta:generator>LibreOffice/6.4.7.2$Linux_X86_64 LibreOffice_project/40$Build-2</meta:generator>
    <meta:document-statistic meta:object-count="16"/>
  </office:meta>
</office:document-meta>
</file>